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3bf72" officeooo:paragraph-rsid="0003bf72" style:font-weight-asian="normal" style:font-weight-complex="normal"/>
    </style:style>
    <style:style style:name="P3" style:family="paragraph" style:parent-style-name="Standard">
      <style:text-properties fo:font-weight="normal" officeooo:rsid="0004e04f" officeooo:paragraph-rsid="0004e04f" style:font-weight-asian="normal" style:font-weight-complex="normal"/>
    </style:style>
    <style:style style:name="P4" style:family="paragraph" style:parent-style-name="Standard">
      <style:text-properties fo:font-weight="normal" officeooo:rsid="0006734d" officeooo:paragraph-rsid="0006734d" style:font-weight-asian="normal" style:font-weight-complex="normal"/>
    </style:style>
    <style:style style:name="P5" style:family="paragraph" style:parent-style-name="Standard">
      <style:text-properties officeooo:rsid="0003bf72" officeooo:paragraph-rsid="0003bf72"/>
    </style:style>
    <style:style style:name="P6" style:family="paragraph" style:parent-style-name="Standard">
      <style:text-properties fo:font-weight="bold" officeooo:rsid="0003bf72" officeooo:paragraph-rsid="0003bf72" style:font-weight-asian="bold" style:font-weight-complex="bold"/>
    </style:style>
    <style:style style:name="P7" style:family="paragraph" style:parent-style-name="Standard">
      <style:text-properties fo:font-weight="bold" officeooo:rsid="0004e04f" officeooo:paragraph-rsid="0004e04f" style:font-weight-asian="bold" style:font-weight-complex="bold"/>
    </style:style>
    <style:style style:name="P8" style:family="paragraph" style:parent-style-name="Standard">
      <style:text-properties fo:font-weight="bold" officeooo:rsid="0006734d" officeooo:paragraph-rsid="0006734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bf7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 <text:s text:c="22"/><text:span text:style-name="T2">Lab-9</text:span></text:p>
      <text:p text:style-name="Standard"><text:span text:style-name="T2"/></text:p>
      <text:p text:style-name="P5"><text:span text:style-name="T2">Q</text:span><text:span text:style-name="T1">uestion 1</text:span></text:p>
      <text:p text:style-name="P1">Write a program that is able to produce balanced meal. Start by defining a</text:p>
      <text:p text:style-name="P1">structure that contains the name of a food, its calories, its food type such that as</text:p>
      <text:p text:style-name="P1">meat or fruit and its costs. The food should be stored as an array of structures. The</text:p>
      <text:p text:style-name="P1">program should construct a meal of four different types which should be input</text:p>
      <text:p text:style-name="P1">through user and also displayed using for loop.</text:p>
      <text:p text:style-name="P1"/>
      <text:p text:style-name="P1">#include&lt;stdio.h&gt;</text:p>
      <text:p text:style-name="P1">#include&lt;string.h&gt;</text:p>
      <text:p text:style-name="P1"/>
      <text:p text:style-name="P1">struct menu</text:p>
      <text:p text:style-name="P1">{</text:p>
      <text:p text:style-name="P1"><text:s text:c="3"/>char food;</text:p>
      <text:p text:style-name="P1"><text:s text:c="3"/>int calories;</text:p>
      <text:p text:style-name="P1"><text:s text:c="3"/>char foodType;</text:p>
      <text:p text:style-name="P1"><text:s text:c="3"/>int cost;</text:p>
      <text:p text:style-name="P1">};</text:p>
      <text:p text:style-name="P1"/>
      <text:p text:style-name="P1">int main()</text:p>
      <text:p text:style-name="P1">{</text:p>
      <text:p text:style-name="P1"><text:s text:c="3"/>struct menu meal[4];</text:p>
      <text:p text:style-name="P1"/>
      <text:p text:style-name="P1"><text:s text:c="3"/>for(int i=1; i&lt;=4; i++)</text:p>
      <text:p text:style-name="P1"><text:s text:c="3"/>{</text:p>
      <text:p text:style-name="P1"><text:s text:c="6"/>printf("\nThis is the menu of meal %d \n",i);</text:p>
      <text:p text:style-name="P1"><text:s text:c="6"/>printf("Enter the food of meal %d:",i);</text:p>
      <text:p text:style-name="P1"><text:s text:c="6"/>scanf("%s",&amp;meal[i].food);</text:p>
      <text:p text:style-name="P1"><text:s text:c="6"/>printf("Enter the calories of meal %d:",i);</text:p>
      <text:p text:style-name="P1"><text:s text:c="6"/>scanf("%d",&amp;meal[i].calories);</text:p>
      <text:p text:style-name="P1"><text:s text:c="6"/>printf("Enter the foodType of meal %d:",i);</text:p>
      <text:p text:style-name="P1"><text:s text:c="6"/>scanf("%s",&amp;meal[i].foodType);</text:p>
      <text:p text:style-name="P1"><text:s text:c="6"/>printf("Enter the cost of meal %d:",i);</text:p>
      <text:p text:style-name="P1"><text:s text:c="6"/>scanf("%d",&amp;meal[i].cost);</text:p>
      <text:p text:style-name="P1"><text:s text:c="6"/>printf("menu of meal %d = {%c,%d,%c,%d}",i, meal[i].food, meal[i].calories, meal[i].foodType, meal[i].cost);</text:p>
      <text:p text:style-name="P1"><text:s text:c="6"/>printf("\n");</text:p>
      <text:p text:style-name="P1"><text:s text:c="3"/>}</text:p>
      <text:p text:style-name="P1">}</text:p>
      <text:p text:style-name="P1"/>
      <text:p text:style-name="P6">Question 2</text:p>
      <text:p text:style-name="P2">Write a menu driven program that depicts the working of a library. The menu</text:p>
      <text:p text:style-name="P2">options should be:</text:p>
      <text:p text:style-name="P2">1. Add book information</text:p>
      <text:p text:style-name="P2">2. Display book information</text:p>
      <text:p text:style-name="P2">3. List all books of a specified author</text:p>
      <text:p text:style-name="P2">4. List the title of specified book</text:p>
      <text:p text:style-name="P2">5. List the count of books in the library</text:p>
      <text:p text:style-name="P2">6. Exit</text:p>
      <text:p text:style-name="P2">Create a structure called library to hold title of book, author name, price of book</text:p>
      <text:p text:style-name="P2">and a variable indicating whether book is issued or not.</text:p>
      <text:p text:style-name="P2"><text:soft-page-break/>#include &lt;stdio.h&gt;</text:p>
      <text:p text:style-name="P2">#include &lt;string.h&gt;</text:p>
      <text:p text:style-name="P2">#include &lt;stdlib.h&gt;</text:p>
      <text:p text:style-name="P2"/>
      <text:p text:style-name="P2">struct library</text:p>
      <text:p text:style-name="P2">{</text:p>
      <text:p text:style-name="P2"><text:tab/>char title[60];</text:p>
      <text:p text:style-name="P2"><text:tab/>char author[40];</text:p>
      <text:p text:style-name="P2"><text:tab/>int price;</text:p>
      <text:p text:style-name="P2"><text:tab/>char issue[10];</text:p>
      <text:p text:style-name="P2">} book[100];</text:p>
      <text:p text:style-name="P2"/>
      <text:p text:style-name="P2">int main()</text:p>
      <text:p text:style-name="P2">{</text:p>
      <text:p text:style-name="P2"><text:tab/>int i, n, option;</text:p>
      <text:p text:style-name="P2"><text:tab/>int count = 0;</text:p>
      <text:p text:style-name="P2"><text:tab/>char Author[40];</text:p>
      <text:p text:style-name="P2"><text:tab/>char Title[40];</text:p>
      <text:p text:style-name="P2"/>
      <text:p text:style-name="P2"><text:tab/>do</text:p>
      <text:p text:style-name="P2"><text:tab/>{</text:p>
      <text:p text:style-name="P2"><text:tab/><text:tab/>printf("\n 1. Add Book Information.\n");</text:p>
      <text:p text:style-name="P2"><text:tab/><text:tab/>printf("2. Display Book Information.\n");</text:p>
      <text:p text:style-name="P2"><text:tab/><text:tab/>printf("3.List All Books Of A Specified author.\n");</text:p>
      <text:p text:style-name="P2"><text:tab/><text:tab/>printf("4. List The Title Of Specified Book.\n");</text:p>
      <text:p text:style-name="P2"><text:tab/><text:tab/>printf("5. List The Count Of Books In The Library.\n");</text:p>
      <text:p text:style-name="P2"><text:tab/><text:tab/>printf("6. Exit\n");</text:p>
      <text:p text:style-name="P2"/>
      <text:p text:style-name="P2"><text:tab/><text:tab/>printf("\n Enter any option: ");</text:p>
      <text:p text:style-name="P2"><text:tab/><text:tab/>scanf("%d", &amp;option);</text:p>
      <text:p text:style-name="P2"/>
      <text:p text:style-name="P2"><text:tab/><text:tab/>switch(option)</text:p>
      <text:p text:style-name="P2"><text:tab/><text:tab/>{</text:p>
      <text:p text:style-name="P2"><text:tab/><text:tab/><text:tab/>case 1:</text:p>
      <text:p text:style-name="P2"><text:tab/><text:tab/><text:tab/><text:tab/>printf("\nNumber of books to enter: ");</text:p>
      <text:p text:style-name="P2"><text:tab/><text:tab/><text:tab/><text:tab/>scanf("%d", &amp;n);</text:p>
      <text:p text:style-name="P2"/>
      <text:p text:style-name="P2"><text:tab/><text:tab/><text:tab/><text:tab/>for(i = 1; i &lt;= n; i++)</text:p>
      <text:p text:style-name="P2"><text:tab/><text:tab/><text:tab/><text:tab/>{</text:p>
      <text:p text:style-name="P2"><text:tab/><text:tab/><text:tab/><text:tab/><text:tab/>printf("\nEnter the title of book:");</text:p>
      <text:p text:style-name="P2"><text:tab/><text:tab/><text:tab/><text:tab/><text:tab/>scanf("%s", book[i].title);</text:p>
      <text:p text:style-name="P2"/>
      <text:p text:style-name="P2"><text:tab/><text:tab/><text:tab/><text:tab/><text:tab/>printf("Enter the author of book:");</text:p>
      <text:p text:style-name="P2"><text:tab/><text:tab/><text:tab/><text:tab/><text:tab/>scanf("%s", book[i].author);</text:p>
      <text:p text:style-name="P2"/>
      <text:p text:style-name="P2"><text:tab/><text:tab/><text:tab/><text:tab/><text:tab/>printf("Enter the price of book:");</text:p>
      <text:p text:style-name="P2"><text:tab/><text:tab/><text:tab/><text:tab/><text:tab/>scanf("%d", &amp;book[i].price);</text:p>
      <text:p text:style-name="P2"/>
      <text:p text:style-name="P2"><text:tab/><text:tab/><text:tab/><text:tab/><text:tab/>printf("Is the Book Issued (Yes or No):");</text:p>
      <text:p text:style-name="P2"><text:tab/><text:tab/><text:tab/><text:tab/><text:tab/>scanf("%s", book[i].issue);</text:p>
      <text:p text:style-name="P2"><text:tab/><text:tab/><text:tab/><text:tab/>}</text:p>
      <text:p text:style-name="P2"><text:tab/><text:tab/><text:tab/><text:tab/>break;</text:p>
      <text:p text:style-name="P2"><text:soft-page-break/></text:p>
      <text:p text:style-name="P2"><text:tab/><text:tab/><text:tab/>case 2:</text:p>
      <text:p text:style-name="P2"><text:tab/><text:tab/><text:tab/><text:tab/>printf("\n Book Information.\n");</text:p>
      <text:p text:style-name="P2"/>
      <text:p text:style-name="P2"><text:tab/><text:tab/><text:tab/><text:tab/>for(i = 1; i &lt;= n; i++ )</text:p>
      <text:p text:style-name="P2"><text:tab/><text:tab/><text:tab/><text:tab/>{</text:p>
      <text:p text:style-name="P2"><text:tab/><text:tab/><text:tab/><text:tab/><text:tab/>printf("Book[%d], = {%s, %s, %d, %s} \n", i, book[i].title, book[i].author, book[i].price, book[i].issue);</text:p>
      <text:p text:style-name="P2"><text:tab/><text:tab/><text:tab/><text:tab/>}<text:tab/></text:p>
      <text:p text:style-name="P2"><text:tab/><text:tab/><text:tab/><text:tab/>break;</text:p>
      <text:p text:style-name="P2"/>
      <text:p text:style-name="P2"><text:tab/><text:tab/><text:tab/>case 3:</text:p>
      <text:p text:style-name="P2"><text:tab/><text:tab/><text:tab/><text:tab/>printf("Enter the name of the author: ");</text:p>
      <text:p text:style-name="P2"><text:tab/><text:tab/><text:tab/><text:tab/>scanf("%s", Author);</text:p>
      <text:p text:style-name="P2"/>
      <text:p text:style-name="P2"><text:tab/><text:tab/><text:tab/><text:tab/>for(i = 1; i &lt;= n; i++)</text:p>
      <text:p text:style-name="P2"><text:tab/><text:tab/><text:tab/><text:tab/>{</text:p>
      <text:p text:style-name="P2"><text:tab/><text:tab/><text:tab/><text:tab/><text:tab/>if(strcmp(book[i].author, Author) == 0)</text:p>
      <text:p text:style-name="P2"><text:tab/><text:tab/><text:tab/><text:tab/><text:tab/>{</text:p>
      <text:p text:style-name="P2"><text:tab/><text:tab/><text:tab/><text:tab/><text:tab/><text:tab/>printf("List of book of the Author %s are: ", Author);</text:p>
      <text:p text:style-name="P2"><text:tab/><text:tab/><text:tab/><text:tab/><text:tab/><text:tab/>printf("%s", book[i].title);</text:p>
      <text:p text:style-name="P2"><text:tab/><text:tab/><text:tab/><text:tab/><text:tab/><text:tab/>printf("\n");</text:p>
      <text:p text:style-name="P2"><text:tab/><text:tab/><text:tab/><text:tab/><text:tab/>}</text:p>
      <text:p text:style-name="P2"><text:tab/><text:tab/><text:tab/><text:tab/>}<text:tab/></text:p>
      <text:p text:style-name="P2"><text:tab/><text:tab/><text:tab/><text:tab/>break;</text:p>
      <text:p text:style-name="P2"/>
      <text:p text:style-name="P2"><text:tab/><text:tab/><text:tab/>case 4:</text:p>
      <text:p text:style-name="P2"><text:tab/><text:tab/><text:tab/><text:tab/>printf("Enter the title of the Book: ");</text:p>
      <text:p text:style-name="P2"><text:tab/><text:tab/><text:tab/><text:tab/>scanf("%s", Title);</text:p>
      <text:p text:style-name="P2"/>
      <text:p text:style-name="P2"><text:tab/><text:tab/><text:tab/><text:tab/>for(i = 1; i &lt;= n; i++)</text:p>
      <text:p text:style-name="P2"><text:tab/><text:tab/><text:tab/><text:tab/>{</text:p>
      <text:p text:style-name="P2"><text:tab/><text:tab/><text:tab/><text:tab/><text:tab/>if(strcmp( book[i].title, Title))</text:p>
      <text:p text:style-name="P2"><text:tab/><text:tab/><text:tab/><text:tab/><text:tab/>{</text:p>
      <text:p text:style-name="P2"><text:tab/><text:tab/><text:tab/><text:tab/><text:tab/><text:tab/>printf("The detail of the mentioned book %s: ",Title);</text:p>
      <text:p text:style-name="P2"><text:tab/><text:tab/><text:tab/><text:tab/><text:tab/><text:tab/>printf("book[%d] = {%s,%s,%d,%s}", i, book[i].title, book[i].author, book[i].price, book[i].issue);</text:p>
      <text:p text:style-name="P2"><text:tab/><text:tab/><text:tab/><text:tab/><text:tab/><text:tab/>printf("\n")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break;<text:tab/></text:p>
      <text:p text:style-name="P2"/>
      <text:p text:style-name="P2"><text:tab/><text:tab/><text:tab/>case 5:</text:p>
      <text:p text:style-name="P2"><text:tab/><text:tab/><text:tab/><text:tab/>for(i = 1; i &lt;= n; i++)</text:p>
      <text:p text:style-name="P2"><text:tab/><text:tab/><text:tab/><text:tab/>{</text:p>
      <text:p text:style-name="P2"><text:tab/><text:tab/><text:tab/><text:tab/><text:tab/>count++;</text:p>
      <text:p text:style-name="P2"><text:tab/><text:tab/><text:tab/><text:tab/>}<text:tab/></text:p>
      <text:p text:style-name="P2"><text:tab/><text:tab/><text:tab/><text:tab/>printf("\n Total number of books in the library: %d", count);</text:p>
      <text:p text:style-name="P2"><text:tab/><text:tab/><text:tab/><text:tab/>printf("\n");</text:p>
      <text:p text:style-name="P2"><text:tab/><text:tab/><text:tab/><text:tab/>break;</text:p>
      <text:p text:style-name="P2"/>
      <text:p text:style-name="P2"><text:tab/><text:tab/><text:tab/>case 6:</text:p>
      <text:p text:style-name="P2"><text:soft-page-break/><text:tab/><text:tab/><text:tab/>exit(0);</text:p>
      <text:p text:style-name="P2"><text:tab/><text:tab/>}</text:p>
      <text:p text:style-name="P2"><text:tab/>}</text:p>
      <text:p text:style-name="P2"><text:tab/>while(count != 6);</text:p>
      <text:p text:style-name="P2"><text:tab/>return 0;</text:p>
      <text:p text:style-name="P2">}</text:p>
      <text:p text:style-name="P2"/>
      <text:p text:style-name="P6">Question 3</text:p>
      <text:p text:style-name="P6"><text:span text:style-name="T3">Define a structure that can describe a hotel. It should have members that</text:span></text:p>
      <text:p text:style-name="P6"><text:span text:style-name="T3">include the name, address, grade, average room charge and number of rooms.</text:span></text:p>
      <text:p text:style-name="P6"><text:span text:style-name="T3">1. Print out hotels of a given grade in order of charges.</text:span></text:p>
      <text:p text:style-name="P6"><text:span text:style-name="T3">2. Print out hotels with room charges less than a given values</text:span></text:p>
      <text:p text:style-name="P6"><text:span text:style-name="T3"/></text:p>
      <text:p text:style-name="P6"><text:span text:style-name="T3">#include &lt;stdio.h&gt;</text:span></text:p>
      <text:p text:style-name="P6"><text:span text:style-name="T3">#include &lt;conio.h&gt;</text:span></text:p>
      <text:p text:style-name="P6"><text:span text:style-name="T3"/></text:p>
      <text:p text:style-name="P6"><text:span text:style-name="T3">struct hotel</text:span></text:p>
      <text:p text:style-name="P6"><text:span text:style-name="T3">{</text:span></text:p>
      <text:p text:style-name="P6"><text:span text:style-name="T3"><text:tab/>char name[20];</text:span></text:p>
      <text:p text:style-name="P6"><text:span text:style-name="T3"><text:tab/>char add[20];</text:span></text:p>
      <text:p text:style-name="P6"><text:span text:style-name="T3"><text:tab/>int grade;</text:span></text:p>
      <text:p text:style-name="P6"><text:span text:style-name="T3"><text:tab/>int arc;</text:span></text:p>
      <text:p text:style-name="P6"><text:span text:style-name="T3"><text:tab/>int rooms;</text:span></text:p>
      <text:p text:style-name="P6"><text:span text:style-name="T3">};</text:span></text:p>
      <text:p text:style-name="P6"><text:span text:style-name="T3">void output();</text:span></text:p>
      <text:p text:style-name="P6"><text:span text:style-name="T3">void out();</text:span></text:p>
      <text:p text:style-name="P6"><text:span text:style-name="T3"/></text:p>
      <text:p text:style-name="P6"><text:span text:style-name="T3">struct hotel inn[]={</text:span></text:p>
      <text:p text:style-name="P6"><text:span text:style-name="T3"><text:tab/>{"Ludrong Hotel","Thimphu",4,4600,60},</text:span></text:p>
      <text:p text:style-name="P6"><text:span text:style-name="T3"><text:tab/>{"Hotel Pelri","Gelephu",5,4600,10},</text:span></text:p>
      <text:p text:style-name="P6"><text:span text:style-name="T3"><text:tab/>{"Zhingkham Resort","Punakha",3,4000,40},</text:span></text:p>
      <text:p text:style-name="P6"><text:span text:style-name="T3"><text:tab/>{"Hotel Ugyen Ling","Bumthang",5,6000,20},</text:span></text:p>
      <text:p text:style-name="P6"><text:span text:style-name="T3"><text:tab/>{"Hotel Palm","Phuntsholing",2,3500,50}</text:span></text:p>
      <text:p text:style-name="P6"><text:span text:style-name="T3">};</text:span></text:p>
      <text:p text:style-name="P6"><text:span text:style-name="T3"/></text:p>
      <text:p text:style-name="P6"><text:span text:style-name="T3">void main()</text:span></text:p>
      <text:p text:style-name="P6"><text:span text:style-name="T3">{</text:span></text:p>
      <text:p text:style-name="P6"><text:span text:style-name="T3"><text:tab/>int go;</text:span></text:p>
      <text:p text:style-name="P6"><text:span text:style-name="T3"><text:tab/>printf("Enter 1 to show the hotels of a given grade in order of charges\n");</text:span></text:p>
      <text:p text:style-name="P6"><text:span text:style-name="T3"><text:tab/>printf("Enter 2 to show hotels with room charges less than a given values: \n\n");</text:span></text:p>
      <text:p text:style-name="P6"><text:span text:style-name="T3"><text:tab/>scanf("%d",&amp;go);</text:span></text:p>
      <text:p text:style-name="P6"><text:span text:style-name="T3"><text:tab/>switch(go)</text:span></text:p>
      <text:p text:style-name="P6"><text:span text:style-name="T3"><text:tab/>{</text:span></text:p>
      <text:p text:style-name="P6"><text:span text:style-name="T3"><text:tab/>case 1: output();</text:span></text:p>
      <text:p text:style-name="P6"><text:span text:style-name="T3"><text:tab/>break;</text:span></text:p>
      <text:p text:style-name="P6"><text:span text:style-name="T3"><text:tab/>case 2: out();</text:span></text:p>
      <text:p text:style-name="P6"><text:span text:style-name="T3"><text:tab/>break;</text:span></text:p>
      <text:p text:style-name="P6"><text:span text:style-name="T3"><text:tab/>default:printf("Wrong input");</text:span></text:p>
      <text:p text:style-name="P6"><text:span text:style-name="T3"><text:tab/>break;</text:span></text:p>
      <text:p text:style-name="P6"><text:span text:style-name="T3"><text:tab/>}</text:span></text:p>
      <text:p text:style-name="P6"><text:span text:style-name="T3"><text:tab/>getch();</text:span></text:p>
      <text:p text:style-name="P6"><text:span text:style-name="T3">}</text:span></text:p>
      <text:p text:style-name="P6"><text:soft-page-break/><text:span text:style-name="T3"/></text:p>
      <text:p text:style-name="P6"><text:span text:style-name="T3">void output()</text:span></text:p>
      <text:p text:style-name="P6"><text:span text:style-name="T3">{</text:span></text:p>
      <text:p text:style-name="P6"><text:span text:style-name="T3"><text:tab/>int gr,i;</text:span></text:p>
      <text:p text:style-name="P6"><text:span text:style-name="T3"><text:tab/>printf("Enter Grade 1 to 5:");</text:span></text:p>
      <text:p text:style-name="P6"><text:span text:style-name="T3"><text:tab/>scanf("%d",&amp;gr);</text:span></text:p>
      <text:p text:style-name="P6"><text:span text:style-name="T3"><text:tab/>if(gr&gt;=1||gr&lt;=5)</text:span></text:p>
      <text:p text:style-name="P6"><text:span text:style-name="T3"><text:tab/>{</text:span></text:p>
      <text:p text:style-name="P6"><text:span text:style-name="T3"><text:tab/><text:tab/>for(i=0;i&lt;=4;i++)</text:span></text:p>
      <text:p text:style-name="P6"><text:span text:style-name="T3"><text:tab/><text:tab/>{</text:span></text:p>
      <text:p text:style-name="P6"><text:span text:style-name="T3"><text:tab/><text:tab/>if(inn[i].grade==gr)</text:span></text:p>
      <text:p text:style-name="P6"><text:span text:style-name="T3"><text:tab/><text:tab/>printf("Hotel Name: %s\nAddress:%s\nGrade:%d\nAverage Room charge:%d\n\n ",inn[i].name,inn[i].add,inn[i].grade,inn[i].arc,inn[i].rooms);</text:span></text:p>
      <text:p text:style-name="P6"><text:span text:style-name="T3"><text:tab/><text:tab/>}</text:span></text:p>
      <text:p text:style-name="P6"><text:span text:style-name="T3"><text:tab/>}</text:span></text:p>
      <text:p text:style-name="P6"><text:span text:style-name="T3"><text:tab/>else</text:span></text:p>
      <text:p text:style-name="P6"><text:span text:style-name="T3"><text:tab/>printf("Wrong grade input!");</text:span></text:p>
      <text:p text:style-name="P6"><text:span text:style-name="T3">}</text:span></text:p>
      <text:p text:style-name="P6"><text:span text:style-name="T3"/></text:p>
      <text:p text:style-name="P6"><text:span text:style-name="T3">void out()</text:span></text:p>
      <text:p text:style-name="P6"><text:span text:style-name="T3">{</text:span></text:p>
      <text:p text:style-name="P6"><text:span text:style-name="T3"><text:tab/>int ch,i=0;</text:span></text:p>
      <text:p text:style-name="P6"><text:span text:style-name="T3"><text:tab/>printf("Enter the Room charges not greater than 6000:");</text:span></text:p>
      <text:p text:style-name="P6"><text:span text:style-name="T3"><text:tab/>scanf("%d",&amp;ch);</text:span></text:p>
      <text:p text:style-name="P6"><text:span text:style-name="T3"><text:tab/>while(i&lt;5)</text:span></text:p>
      <text:p text:style-name="P6"><text:span text:style-name="T3"><text:tab/>{</text:span></text:p>
      <text:p text:style-name="P6"><text:span text:style-name="T3"><text:tab/>if(inn[i].arc&lt;ch)</text:span></text:p>
      <text:p text:style-name="P6"><text:span text:style-name="T3"><text:tab/>printf("Hotel Name: %s\nAddress:%s\nGrade:%d\nAverage Room charge:%d\n",inn[i].name,inn[i].add,inn[i].grade,inn[i].arc,inn[i].rooms);</text:span></text:p>
      <text:p text:style-name="P6"><text:span text:style-name="T3"><text:tab/>i++;</text:span></text:p>
      <text:p text:style-name="P6"><text:span text:style-name="T3"><text:tab/>}</text:span></text:p>
      <text:p text:style-name="P6"><text:span text:style-name="T3">}</text:span></text:p>
      <text:p text:style-name="P6"><text:span text:style-name="T3"/></text:p>
      <text:p text:style-name="P7">Question 4</text:p>
      <text:p text:style-name="P3">Write a program to Add Two Distances (in inch-feet) System Using Structures.</text:p>
      <text:p text:style-name="P3">Program takes two distances in inch-feet system and stores in data members</text:p>
      <text:p text:style-name="P3">of two</text:p>
      <text:p text:style-name="P3">Structure variables. Then, this program calculates the sum of two distances and</text:p>
      <text:p text:style-name="P3">displays it.</text:p>
      <text:p text:style-name="P3"/>
      <text:p text:style-name="P3">#include&lt;stdio.h&gt;</text:p>
      <text:p text:style-name="P3"/>
      <text:p text:style-name="P3">struct distance</text:p>
      <text:p text:style-name="P3">{</text:p>
      <text:p text:style-name="P3"><text:tab/>int feet;</text:p>
      <text:p text:style-name="P3"><text:tab/>float inch;</text:p>
      <text:p text:style-name="P3">} result;</text:p>
      <text:p text:style-name="P3"/>
      <text:p text:style-name="P3">int main()</text:p>
      <text:p text:style-name="P3">{</text:p>
      <text:p text:style-name="P3"><text:tab/>struct distance d1;</text:p>
      <text:p text:style-name="P3"><text:tab/>struct distance d2;</text:p>
      <text:p text:style-name="P3"><text:soft-page-break/><text:tab/>struct distance result;</text:p>
      <text:p text:style-name="P3"/>
      <text:p text:style-name="P3"><text:tab/>//information about the d1.</text:p>
      <text:p text:style-name="P3"><text:tab/>printf("This is the information about d1.\n");</text:p>
      <text:p text:style-name="P3"><text:tab/>printf("Enter the feet of d1:");</text:p>
      <text:p text:style-name="P3"><text:tab/>scanf("%d",&amp;d1.feet);</text:p>
      <text:p text:style-name="P3"><text:tab/>printf("Enter the inch of d1:");</text:p>
      <text:p text:style-name="P3"><text:tab/>scanf("%f",&amp;d1.inch);</text:p>
      <text:p text:style-name="P3"/>
      <text:p text:style-name="P3"><text:tab/>printf("\n");</text:p>
      <text:p text:style-name="P3"/>
      <text:p text:style-name="P3"><text:tab/>//information about the d2.</text:p>
      <text:p text:style-name="P3"><text:tab/>printf("This is the information about d2.\n");</text:p>
      <text:p text:style-name="P3"><text:tab/>printf("Enter the feet of d2:");</text:p>
      <text:p text:style-name="P3"><text:tab/>scanf("%d",&amp;d2.feet);</text:p>
      <text:p text:style-name="P3"><text:tab/>printf("Enter the inch of d2:");</text:p>
      <text:p text:style-name="P3"><text:tab/>scanf("%f",&amp;d2.inch);</text:p>
      <text:p text:style-name="P3"/>
      <text:p text:style-name="P3"><text:tab/>printf("\n");</text:p>
      <text:p text:style-name="P3"/>
      <text:p text:style-name="P3"><text:tab/>result.feet = d1.feet + d2.feet;</text:p>
      <text:p text:style-name="P3"><text:tab/>result.inch = d1.inch + d2.inch;</text:p>
      <text:p text:style-name="P3"/>
      <text:p text:style-name="P3"><text:tab/>//to convert inch to feet. 12 inch is equal to 1 feet.</text:p>
      <text:p text:style-name="P3"><text:tab/>if(result.inch &gt;= 12)</text:p>
      <text:p text:style-name="P3"><text:tab/>{</text:p>
      <text:p text:style-name="P3"><text:tab/><text:tab/>result.inch = result.inch - 12;</text:p>
      <text:p text:style-name="P3"><text:tab/><text:tab/>result.feet++;</text:p>
      <text:p text:style-name="P3"><text:tab/>}<text:tab/></text:p>
      <text:p text:style-name="P3"/>
      <text:p text:style-name="P3"><text:tab/>printf("The sum of distance = %d' - %f'' \n", result.feet, result.inch);</text:p>
      <text:p text:style-name="P3"><text:tab/>return 0;</text:p>
      <text:p text:style-name="P3">}</text:p>
      <text:p text:style-name="P3"/>
      <text:p text:style-name="P8">Question 5</text:p>
      <text:p text:style-name="P4">Write a C Program to Add Two Complex Numbers by using Structures.</text:p>
      <text:p text:style-name="P8"/>
      <text:p text:style-name="P4">#include &lt;stdio.h&gt;</text:p>
      <text:p text:style-name="P4"/>
      <text:p text:style-name="P4">struct Complexe_num</text:p>
      <text:p text:style-name="P4">{</text:p>
      <text:p text:style-name="P4"><text:tab/>int real_num;</text:p>
      <text:p text:style-name="P4"><text:tab/>int img_num;</text:p>
      <text:p text:style-name="P4">};</text:p>
      <text:p text:style-name="P4"/>
      <text:p text:style-name="P4">int main()</text:p>
      <text:p text:style-name="P4">{</text:p>
      <text:p text:style-name="P4"><text:tab/>struct Complexe_num a, b, sum;</text:p>
      <text:p text:style-name="P4"/>
      <text:p text:style-name="P4"><text:tab/>printf("Enter a real number for first complexe_number: ");</text:p>
      <text:p text:style-name="P4"><text:tab/>scanf("%d", &amp;a.real_num);</text:p>
      <text:p text:style-name="P4"><text:tab/>printf("Enter a imaginary number for first complexe_number: ");</text:p>
      <text:p text:style-name="P4"><text:soft-page-break/><text:tab/>scanf("%d", &amp;a.img_num);</text:p>
      <text:p text:style-name="P4"/>
      <text:p text:style-name="P4"><text:tab/>printf("Enter a real number for second complexe_number: ");</text:p>
      <text:p text:style-name="P4"><text:tab/>scanf("%d", &amp;b.real_num);</text:p>
      <text:p text:style-name="P4"><text:tab/>printf("Enter a imaginary number for second complexe_number: ");</text:p>
      <text:p text:style-name="P4"><text:tab/>scanf("%d", &amp;b.img_num);</text:p>
      <text:p text:style-name="P4"/>
      <text:p text:style-name="P4"><text:tab/>sum.real_num = a.real_num + b.real_num;</text:p>
      <text:p text:style-name="P4"><text:tab/>sum.img_num = a.img_num + b.img_num;</text:p>
      <text:p text:style-name="P4"/>
      <text:p text:style-name="P4"><text:tab/>printf("Sum of two complex number: (%d) + (%d)\n", sum.real_num, sum.img_num);</text:p>
      <text:p text:style-name="P4"><text:tab/>return 0;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8:29:30.956107347</meta:creation-date>
    <meta:generator>LibreOffice/6.4.2.2$Linux_X86_64 LibreOffice_project/40$Build-2</meta:generator>
    <dc:date>2020-12-01T18:36:12.687617080</dc:date>
    <meta:editing-duration>PT6M43S</meta:editing-duration>
    <meta:editing-cycles>3</meta:editing-cycles>
    <meta:document-statistic meta:table-count="0" meta:image-count="0" meta:object-count="0" meta:page-count="7" meta:paragraph-count="271" meta:word-count="942" meta:character-count="6870" meta:non-whitespace-character-count="5692"/>
  </office:meta>
</office:document-meta>
</file>